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8" table:number-columns-repeated="2"/>
          <table:table-cell table:style-name="ce38" office:value-type="string">
            <text:p>GPS</text:p>
          </table:table-cell>
          <table:table-cell table:style-name="ce38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06_12-22-06_000.jpg</text:p>
          </table:table-cell>
          <table:table-cell table:style-name="ce19" office:value-type="string">
            <text:p>:m RES 1*1 / free# JVEMV6 37#26 / 37. miscs of miscs / 21. math&amp;physics / 26. non-numbered / res-id=IT6U:session-4 / theme=huba-pospolita / N+</text:p>
          </table:table-cell>
          <table:table-cell table:style-name="ce4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40" table:formula="of:=IF([.E2]=&quot;&quot;;[.C2];CONCATENATE([.C2];&quot; / &quot;;[.E2]))" office:value-type="string" office:string-value=":m RES 1*1 / free# JVEMV6 37#26 / 37. miscs of miscs / 21. math&amp;physics / 26. non-numbered / res-id=IT6U:session-4 / theme=huba-pospolita / N+">
            <text:p>:m RES 1*1 / free# JVEMV6 37#26 / 37. miscs of miscs / 21. math&amp;physics / 26. non-numbered / res-id=IT6U:session-4 / theme=huba-pospolita / N+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06_12-58-05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477478 E-139-34-49.489746</text:p>
          </table:table-cell>
          <table:table-cell table:style-name="ce40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06_14-01-17_000.jpg</text:p>
          </table:table-cell>
          <table:table-cell table:style-name="ce22" office:value-type="string">
            <text:p>:PHOTO 記録 / 作ったもの / 盛り付け方 / チョコレート；ダイス型 / dice-4;large-2</text:p>
          </table:table-cell>
          <table:table-cell table:style-name="ce39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40" table:formula="of:=IF([.E4]=&quot;&quot;;[.C4];CONCATENATE([.C4];&quot; / &quot;;[.E4]))" office:value-type="string" office:string-value=":PHOTO 記録 / 作ったもの / 盛り付け方 / チョコレート；ダイス型 / dice-4;large-2">
            <text:p>:PHOTO 記録 / 作ったもの / 盛り付け方 / チョコレート；ダイス型 / dice-4;large-2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06_15-21-09_000.jpg</text:p>
          </table:table-cell>
          <table:table-cell table:style-name="ce18" office:value-type="string">
            <text:p>:m RES 1*1 / free# JVEMV6 37#21.5,2_1 / 37. miscs of miscs / 21. math&amp;physics / 5. q.e. / 2. superimposition / quantum-state / N+</text:p>
          </table:table-cell>
          <table:table-cell table:style-name="ce17"/>
          <table:table-cell table:style-name="ce4"/>
          <table:table-cell table:style-name="ce4"/>
          <table:table-cell table:style-name="ce40" table:formula="of:=IF([.E5]=&quot;&quot;;[.C5];CONCATENATE([.C5];&quot; / &quot;;[.E5]))" office:value-type="string" office:string-value=":m RES 1*1 / free# JVEMV6 37#21.5,2_1 / 37. miscs of miscs / 21. math&amp;physics / 5. q.e. / 2. superimposition / quantum-state / N+">
            <text:p>:m RES 1*1 / free# JVEMV6 37#21.5,2_1 / 37. miscs of miscs / 21. math&amp;physics / 5. q.e. / 2. superimposition / quantum-state / N+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06_16-29-11_000.jpg</text:p>
          </table:table-cell>
          <table:table-cell table:style-name="ce22" office:value-type="string">
            <text:p>:PHOTO 記録 / 作ったもの / 結び,knot / knot=スターノット（中途）+叶結び（かなえ）,for=~,other=orig:combination,material=トラロープ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40" table:formula="of:=IF([.E6]=&quot;&quot;;[.C6];CONCATENATE([.C6];&quot; / &quot;;[.E6]))" office:value-type="string" office:string-value=":PHOTO 記録 / 作ったもの / 結び,knot / knot=スターノット（中途）+叶結び（かなえ）,for=~,other=orig:combination,material=トラロープ">
            <text:p>:PHOTO 記録 / 作ったもの / 結び,knot / knot=スターノット（中途）+叶結び（かなえ）,for=~,other=orig:combination,material=トラロープ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06_16-43-15_000.jpg</text:p>
          </table:table-cell>
          <table:table-cell table:style-name="ce22" office:value-type="string">
            <text:p>:m RES 1*1 / free# JVEMV6 37#21.4_53 / 37. miscs of miscs / 21. math&amp;physics / 4. knot-theory / theme=スターノット；叶結び；クローバーノット / N+</text:p>
          </table:table-cell>
          <table:table-cell table:style-name="ce19"/>
          <table:table-cell table:style-name="ce4"/>
          <table:table-cell table:style-name="ce4" office:value-type="string">
            <text:p>N-35-35-28.49121 E-139-34-49.489746</text:p>
          </table:table-cell>
          <table:table-cell table:style-name="ce40" table:formula="of:=IF([.E7]=&quot;&quot;;[.C7];CONCATENATE([.C7];&quot; / &quot;;[.E7]))" office:value-type="string" office:string-value=":m RES 1*1 / free# JVEMV6 37#21.4_53 / 37. miscs of miscs / 21. math&amp;physics / 4. knot-theory / theme=スターノット；叶結び；クローバーノット / N+">
            <text:p>:m RES 1*1 / free# JVEMV6 37#21.4_53 / 37. miscs of miscs / 21. math&amp;physics / 4. knot-theory / theme=スターノット；叶結び；クローバーノット / N+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06_17-37-38_000.jpg</text:p>
          </table:table-cell>
          <table:table-cell table:style-name="ce22" office:value-type="string">
            <text:p>:m RES 1*1 / free# JVEMV6 37#27.1_1 / 37. miscs of miscs / 27. readings / 1. george-Jackson / N+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40" table:formula="of:=IF([.E8]=&quot;&quot;;[.C8];CONCATENATE([.C8];&quot; / &quot;;[.E8]))" office:value-type="string" office:string-value=":m RES 1*1 / free# JVEMV6 37#27.1_1 / 37. miscs of miscs / 27. readings / 1. george-Jackson / N+">
            <text:p>:m RES 1*1 / free# JVEMV6 37#27.1_1 / 37. miscs of miscs / 27. readings / 1. george-Jackson / N+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06_18-01-32_000.jpg</text:p>
          </table:table-cell>
          <table:table-cell table:style-name="ce22" office:value-type="string">
            <text:p>:m anim / dessin / s-19 / theme=ワルナスビ：オシベ / N+</text:p>
          </table:table-cell>
          <table:table-cell table:style-name="ce18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40" table:formula="of:=IF([.E9]=&quot;&quot;;[.C9];CONCATENATE([.C9];&quot; / &quot;;[.E9]))" office:value-type="string" office:string-value=":m anim / dessin / s-19 / theme=ワルナスビ：オシベ / N+">
            <text:p>:m anim / dessin / s-19 / theme=ワルナスビ：オシベ / N+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06_20-32-29_000.jpg</text:p>
          </table:table-cell>
          <table:table-cell table:style-name="ce19" office:value-type="string">
            <text:p>:PHOTO 記録 / 作ったもの / food=漬物 / material=きゅうり；生姜（スライス）,dip=酢（３倍酢）；塩（伯方の塩）,time=20200905-2000</text:p>
          </table:table-cell>
          <table:table-cell table:style-name="ce18"/>
          <table:table-cell table:style-name="ce4"/>
          <table:table-cell table:style-name="ce4" office:value-type="string">
            <text:p>N-35-35-29.095458 E-139-34-49.270019</text:p>
          </table:table-cell>
          <table:table-cell table:style-name="ce40" table:formula="of:=IF([.E10]=&quot;&quot;;[.C10];CONCATENATE([.C10];&quot; / &quot;;[.E10]))" office:value-type="string" office:string-value=":PHOTO 記録 / 作ったもの / food=漬物 / material=きゅうり；生姜（スライス）,dip=酢（３倍酢）；塩（伯方の塩）,time=20200905-2000">
            <text:p>:PHOTO 記録 / 作ったもの / food=漬物 / material=きゅうり；生姜（スライス）,dip=酢（３倍酢）；塩（伯方の塩）,time=20200905-2000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06_20-32-40_000.jpg</text:p>
          </table:table-cell>
          <table:table-cell table:style-name="ce19" office:value-type="string">
            <text:p>:PHOTO 記録 / 作ったもの / food=漬物 / material=きゅうり；生姜（スライス）,dip=酢（３倍酢）；塩（伯方の塩）,time=20200905-2000 / 別の角度から</text:p>
          </table:table-cell>
          <table:table-cell table:style-name="ce19"/>
          <table:table-cell table:style-name="ce4"/>
          <table:table-cell table:style-name="ce4" office:value-type="string">
            <text:p>N-35-35-29.095458 E-139-34-49.270019</text:p>
          </table:table-cell>
          <table:table-cell table:style-name="ce40" table:formula="of:=IF([.E11]=&quot;&quot;;[.C11];CONCATENATE([.C11];&quot; / &quot;;[.E11]))" office:value-type="string" office:string-value=":PHOTO 記録 / 作ったもの / food=漬物 / material=きゅうり；生姜（スライス）,dip=酢（３倍酢）；塩（伯方の塩）,time=20200905-2000 / 別の角度から">
            <text:p>:PHOTO 記録 / 作ったもの / food=漬物 / material=きゅうり；生姜（スライス）,dip=酢（３倍酢）；塩（伯方の塩）,time=20200905-2000 / 別の角度から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06_21-15-51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40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06_23-58-17_000.jpg</text:p>
          </table:table-cell>
          <table:table-cell table:style-name="ce1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40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07_00-06-03_000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40"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07_00-10-43_000.jpg</text:p>
          </table:table-cell>
          <table:table-cell table:style-name="ce17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40" table:formula="of:=IF([.E15]=&quot;&quot;;[.C15];CONCATENATE([.C15];&quot; / &quot;;[.E15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9-07_00-22-26_000.jpg</text:p>
          </table:table-cell>
          <table:table-cell table:style-name="ce1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40" table:formula="of:=IF([.E16]=&quot;&quot;;[.C16];CONCATENATE([.C16];&quot; / &quot;;[.E16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9-07_00-35-59_000.jpg</text:p>
          </table:table-cell>
          <table:table-cell table:style-name="ce1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40" table:formula="of:=IF([.E17]=&quot;&quot;;[.C17];CONCATENATE([.C17];&quot; / &quot;;[.E17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9-07_00-45-56_000.jpg</text:p>
          </table:table-cell>
          <table:table-cell table:style-name="ce1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40" table:formula="of:=IF([.E18]=&quot;&quot;;[.C18];CONCATENATE([.C18];&quot; / &quot;;[.E18]))" office:value-type="string" office:string-value=":m 記録 / お酒">
            <text:p>:m 記録 / お酒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9-07_01-03-37_000.jpg</text:p>
          </table:table-cell>
          <table:table-cell table:style-name="ce19" office:value-type="string">
            <text:p>:PHOTO 記録 / 文書 / 時刻；推移；ストップウオッチ / 飲酒</text:p>
          </table:table-cell>
          <table:table-cell table:style-name="ce17"/>
          <table:table-cell table:style-name="ce4"/>
          <table:table-cell table:style-name="ce4"/>
          <table:table-cell table:style-name="ce40" table:formula="of:=IF([.E19]=&quot;&quot;;[.C19];CONCATENATE([.C19];&quot; / &quot;;[.E19]))" office:value-type="string" office:string-value=":PHOTO 記録 / 文書 / 時刻；推移；ストップウオッチ / 飲酒">
            <text:p>:PHOTO 記録 / 文書 / 時刻；推移；ストップウオッチ / 飲酒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09-07_10-33-21_000.jpg</text:p>
          </table:table-cell>
          <table:table-cell table:style-name="ce18" office:value-type="string">
            <text:p>:PHOTO 記録用 / @自宅；東側；洗面所から見える；東の犬走り / 自然観察 / 花；茎が折れている / target=一番右側の花序</text:p>
          </table:table-cell>
          <table:table-cell table:style-name="ce18"/>
          <table:table-cell table:style-name="ce4"/>
          <table:table-cell table:style-name="ce4" office:value-type="string">
            <text:p>N-35-35-29.699707 E-139-34-49.929199</text:p>
          </table:table-cell>
          <table:table-cell table:style-name="ce40" table:formula="of:=IF([.E20]=&quot;&quot;;[.C20];CONCATENATE([.C20];&quot; / &quot;;[.E20]))" office:value-type="string" office:string-value=":PHOTO 記録用 / @自宅；東側；洗面所から見える；東の犬走り / 自然観察 / 花；茎が折れている / target=一番右側の花序">
            <text:p>:PHOTO 記録用 / @自宅；東側；洗面所から見える；東の犬走り / 自然観察 / 花；茎が折れている / target=一番右側の花序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06_13-58-28_000.mp4</text:p>
          </table:table-cell>
          <table:table-cell table:style-name="ce8" office:value-type="string">
            <text:p>:VIDEO / @自室 / 記録 / diary / about=雷の音；空は半分晴れている / t=昼間 / クリップの始め、音が聞こえる</text:p>
          </table:table-cell>
          <table:table-cell table:style-name="ce19"/>
          <table:table-cell table:style-name="ce4"/>
          <table:table-cell table:style-name="ce4"/>
          <table:table-cell table:style-name="ce40" table:formula="of:=IF([.E21]=&quot;&quot;;[.C21];CONCATENATE([.C21];&quot; / &quot;;[.E21]))" office:value-type="string" office:string-value=":VIDEO / @自室 / 記録 / diary / about=雷の音；空は半分晴れている / t=昼間 / クリップの始め、音が聞こえる">
            <text:p>:VIDEO / @自室 / 記録 / diary / about=雷の音；空は半分晴れている / t=昼間 / クリップの始め、音が聞こえる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06_18-24-11_000.mp4</text:p>
          </table:table-cell>
          <table:table-cell table:style-name="ce25" office:value-type="string">
            <text:p>:VIDEO / @自室 / 記録 / jap.flute / 演奏、play / f-2020-0906-1 / genr=tips-N,other=tips:form-of-lower-lip(아랫-입술),for=how-to-blow:Df4;Bf3;Gf4;Af4</text:p>
          </table:table-cell>
          <table:table-cell table:style-name="ce19"/>
          <table:table-cell table:style-name="ce4"/>
          <table:table-cell table:style-name="ce4"/>
          <table:table-cell table:style-name="ce40" table:formula="of:=IF([.E22]=&quot;&quot;;[.C22];CONCATENATE([.C22];&quot; / &quot;;[.E22]))" office:value-type="string" office:string-value=":VIDEO / @自室 / 記録 / jap.flute / 演奏、play / f-2020-0906-1 / genr=tips-N,other=tips:form-of-lower-lip(아랫-입술),for=how-to-blow:Df4;Bf3;Gf4;Af4">
            <text:p>:VIDEO / @自室 / 記録 / jap.flute / 演奏、play / f-2020-0906-1 / genr=tips-N,other=tips:form-of-lower-lip(아랫-입술),for=how-to-blow:Df4;Bf3;Gf4;Af4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06_20-22-05_000.mid</text:p>
          </table:table-cell>
          <table:table-cell table:style-name="ce8" office:value-type="string">
            <text:p>:in-mid / app=perfect-piano / 演奏、play / id-2020-0906-1 / category=melody,inst=flute</text:p>
          </table:table-cell>
          <table:table-cell table:style-name="ce16"/>
          <table:table-cell table:style-name="ce4"/>
          <table:table-cell table:style-name="ce4"/>
          <table:table-cell table:style-name="ce40" table:formula="of:=IF([.E23]=&quot;&quot;;[.C23];CONCATENATE([.C23];&quot; / &quot;;[.E23]))" office:value-type="string" office:string-value=":in-mid / app=perfect-piano / 演奏、play / id-2020-0906-1 / category=melody,inst=flute">
            <text:p>:in-mid / app=perfect-piano / 演奏、play / id-2020-0906-1 / category=melody,inst=flute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40" table:formula="of:=IF([.E31]=&quot;&quot;;[.C31];CONCATENATE([.C31];&quot; / &quot;;[.E3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40" table:formula="of:=IF([.E32]=&quot;&quot;;[.C32];CONCATENATE([.C32];&quot; / &quot;;[.E3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33]=&quot;&quot;;[.C33];CONCATENATE([.C33];&quot; / &quot;;[.E3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9"/>
          <table:table-cell table:style-name="ce4"/>
          <table:table-cell table:style-name="ce4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1"/>
          <table:table-cell table:style-name="ce4"/>
          <table:table-cell table:style-name="ce4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1"/>
          <table:table-cell table:style-name="ce4"/>
          <table:table-cell table:style-name="ce4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4"/>
          <table:table-cell table:style-name="ce4"/>
          <table:table-cell table:style-name="ce4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4"/>
          <table:table-cell table:style-name="ce4"/>
          <table:table-cell table:style-name="ce4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4"/>
          <table:table-cell table:style-name="ce4"/>
          <table:table-cell table:style-name="ce4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1"/>
          <table:table-cell table:style-name="ce4"/>
          <table:table-cell table:style-name="ce4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30"/>
          <table:table-cell table:style-name="ce31"/>
          <table:table-cell table:style-name="ce4"/>
          <table:table-cell table:style-name="ce4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1"/>
          <table:table-cell table:style-name="ce4"/>
          <table:table-cell table:style-name="ce4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1"/>
          <table:table-cell table:style-name="ce4"/>
          <table:table-cell table:style-name="ce4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1"/>
          <table:table-cell table:style-name="ce4"/>
          <table:table-cell table:style-name="ce4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1"/>
          <table:table-cell table:style-name="ce4"/>
          <table:table-cell table:style-name="ce4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1"/>
          <table:table-cell table:style-name="ce4"/>
          <table:table-cell table:style-name="ce4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40" table:formula="of:=IF([.E72]=&quot;&quot;;[.C72];CONCATENATE([.C72];&quot; / &quot;;[.E72]))" office:value-type="string" office:string-value="-*">
            <text:p>-*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81]=&quot;&quot;;[.C81];CONCATENATE([.C81];&quot; / &quot;;[.E8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3]=&quot;&quot;;[.C83];CONCATENATE([.C83];&quot; / &quot;;[.E8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4]=&quot;&quot;;[.C84];CONCATENATE([.C84];&quot; / &quot;;[.E8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5]=&quot;&quot;;[.C85];CONCATENATE([.C85];&quot; / &quot;;[.E8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6]=&quot;&quot;;[.C86];CONCATENATE([.C86];&quot; / &quot;;[.E8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40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40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1"/>
          <table:table-cell table:style-name="ce4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2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3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4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4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5" table:formula="of:=COUNTBLANK([.$C$2:.C29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5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6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5" table:formula="of:=COUNTA([.$B$2:.$B29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5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5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5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5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5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5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5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0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5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7">2020/09/07</text:date>, <text:time>15:07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07T15:07:55.36</dc:date>
    <dc:creator>iwabuchi ken</dc:creator>
    <meta:editing-duration>P25DT6H5M54S</meta:editing-duration>
    <meta:editing-cycles>9552</meta:editing-cycles>
    <meta:document-statistic meta:table-count="1" meta:cell-count="474" meta:object-count="0"/>
  </office:meta>
</office:document-meta>
</file>